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11_10-28-19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1_11-25-16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11_14-09-28_000.jpg</text:p>
          </table:table-cell>
          <table:table-cell table:style-name="ce16" office:value-type="string">
            <text:p>:m 1*1 RES / 245 / 『誰も書けなかった日本のタブー　原発と山口組と芸能裏人脈編』 森功、伊藤博敏、川端幹人、西岡研介、寺澤有、他 / p.218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1*1 RES / 245 / 『誰も書けなかった日本のタブー　原発と山口組と芸能裏人脈編』 森功、伊藤博敏、川端幹人、西岡研介、寺澤有、他 / p.218">
            <text:p>:m 1*1 RES / 245 / 『誰も書けなかった日本のタブー　原発と山口組と芸能裏人脈編』 森功、伊藤博敏、川端幹人、西岡研介、寺澤有、他 / p.218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1_14-34-58_000.jpg</text:p>
          </table:table-cell>
          <table:table-cell table:style-name="ce16" office:value-type="string">
            <text:p>:m 1*1 RES / 245 / 『誰も書けなかった日本のタブー　原発と山口組と芸能裏人脈編』 森功、伊藤博敏、川端幹人、西岡研介、寺澤有、他 / p.89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1*1 RES / 245 / 『誰も書けなかった日本のタブー　原発と山口組と芸能裏人脈編』 森功、伊藤博敏、川端幹人、西岡研介、寺澤有、他 / p.89">
            <text:p>:m 1*1 RES / 245 / 『誰も書けなかった日本のタブー　原発と山口組と芸能裏人脈編』 森功、伊藤博敏、川端幹人、西岡研介、寺澤有、他 / p.89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1_14-44-07_000.jpg</text:p>
          </table:table-cell>
          <table:table-cell table:style-name="ce20" office:value-type="string">
            <text:p>-*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-*">
            <text:p>-*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1_15-45-40_000.jpg</text:p>
          </table:table-cell>
          <table:table-cell table:style-name="ce16" office:value-type="string">
            <text:p>:m 1*1 RES / 245 / 『活かそう！発達障害脳』 長沼睦雄 / p.18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1*1 RES / 245 / 『活かそう！発達障害脳』 長沼睦雄 / p.18">
            <text:p>:m 1*1 RES / 245 / 『活かそう！発達障害脳』 長沼睦雄 / p.18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1_16-45-49_000.jpg</text:p>
          </table:table-cell>
          <table:table-cell table:style-name="ce17" office:value-type="string">
            <text:p>:m music / log / cl / || s.1:fs-1,fs,f-N,score+,t.70,k.C,,R=1 || s.2:fs-2,fs,f-N,swing+,score+,t.70,k.F,,R=2 || s.3:fs-2,-,:et-1,for=msr.5,notes=E4-C4,score+,,k.F,,R=3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music / log / cl / || s.1:fs-1,fs,f-N,score+,t.70,k.C,,R=1 || s.2:fs-2,fs,f-N,swing+,score+,t.70,k.F,,R=2 || s.3:fs-2,-,:et-1,for=msr.5,notes=E4-C4,score+,,k.F,,R=3">
            <text:p>:m music / log / cl / || s.1:fs-1,fs,f-N,score+,t.70,k.C,,R=1 || s.2:fs-2,fs,f-N,swing+,score+,t.70,k.F,,R=2 || s.3:fs-2,-,:et-1,for=msr.5,notes=E4-C4,score+,,k.F,,R=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1_17-34-42_000.jpg</text:p>
          </table:table-cell>
          <table:table-cell table:style-name="ce20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11_18-15-55_000.jpg</text:p>
          </table:table-cell>
          <table:table-cell table:style-name="ce20" office:value-type="string">
            <text:p>:m RES 1-3*3 / free# JVEMV6 44#5.1_2X / 44. currency / 5. ea tools / 1. first / memo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m RES 1-3*3 / free# JVEMV6 44#5.1_2X / 44. currency / 5. ea tools / 1. first / memo">
            <text:p>:m RES 1-3*3 / free# JVEMV6 44#5.1_2X / 44. currency / 5. ea tools / 1. first / memo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11_18-51-16_000.jpg</text:p>
          </table:table-cell>
          <table:table-cell table:style-name="ce6" office:value-type="string">
            <text:p>:m music / log / gt / || s.1:res,research,for=position-table:chord=Em7;D6/6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music / log / gt / || s.1:res,research,for=position-table:chord=Em7;D6/6">
            <text:p>:m music / log / gt / || s.1:res,research,for=position-table:chord=Em7;D6/6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11_21-00-39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12_00-47-28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12_06-53-02_000.jpg</text:p>
          </table:table-cell>
          <table:table-cell table:style-name="ce17" office:value-type="string">
            <text:p>:m :PHOTO 起きた時刻 / 2020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1_16-34-54_000.mp4</text:p>
          </table:table-cell>
          <table:table-cell table:style-name="ce6" office:value-type="string">
            <text:p>:VIDEO / @自宅 / メモ / clarinet / 演奏、play / c-2020-0411-1 / fs-1,fs,f-N,score+,t.70,k.C,,R=1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メモ / clarinet / 演奏、play / c-2020-0411-1 / fs-1,fs,f-N,score+,t.70,k.C,,R=1">
            <text:p>:VIDEO / @自宅 / メモ / clarinet / 演奏、play / c-2020-0411-1 / fs-1,fs,f-N,score+,t.70,k.C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11_16-37-08_000.mp4</text:p>
          </table:table-cell>
          <table:table-cell table:style-name="ce6" office:value-type="string">
            <text:p>:VIDEO / @自宅 / メモ / clarinet / 演奏、play / c-2020-0411-2 / fs-2,fs,f-N,swing+,score+,t.70,k.F,,R=2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VIDEO / @自宅 / メモ / clarinet / 演奏、play / c-2020-0411-2 / fs-2,fs,f-N,swing+,score+,t.70,k.F,,R=2">
            <text:p>:VIDEO / @自宅 / メモ / clarinet / 演奏、play / c-2020-0411-2 / fs-2,fs,f-N,swing+,score+,t.70,k.F,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1_16-42-23_000.mp4</text:p>
          </table:table-cell>
          <table:table-cell table:style-name="ce6" office:value-type="string">
            <text:p>:VIDEO / @自宅 / メモ / clarinet / 演奏、play / c-2020-0411-3 / fs-2,-,:et-1,for=msr.5,notes=E4-C4,score+,,k.F,,R=3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VIDEO / @自宅 / メモ / clarinet / 演奏、play / c-2020-0411-3 / fs-2,-,:et-1,for=msr.5,notes=E4-C4,score+,,k.F,,R=3">
            <text:p>:VIDEO / @自宅 / メモ / clarinet / 演奏、play / c-2020-0411-3 / fs-2,-,:et-1,for=msr.5,notes=E4-C4,score+,,k.F,,R=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1_19-09-12_000.mp4</text:p>
          </table:table-cell>
          <table:table-cell table:style-name="ce6" office:value-type="string">
            <text:p>:VIDEO / @自宅 / メモ / sax / 演奏、play / s-2020-0411-1 / ??</text:p>
          </table:table-cell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string" office:string-value=":VIDEO / @自宅 / メモ / sax / 演奏、play / s-2020-0411-1 / ??">
            <text:p>:VIDEO / @自宅 / メモ / sax / 演奏、play / s-2020-0411-1 / ??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2_08-24-22_000.mp4</text:p>
          </table:table-cell>
          <table:table-cell table:style-name="ce6" office:value-type="string">
            <text:p>:VIDEO / @自宅 / 体操 / hip-hopダンス、ヒップホップ / h-2020-0412-1 / id=18.n</text:p>
          </table:table-cell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string" office:string-value=":VIDEO / @自宅 / 体操 / hip-hopダンス、ヒップホップ / h-2020-0412-1 / id=18.n">
            <text:p>:VIDEO / @自宅 / 体操 / hip-hopダンス、ヒップホップ / h-2020-0412-1 / id=18.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2020/04/12</text:date>, <text:time>09:48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2T09:48:18.86</dc:date>
    <dc:creator>iwabuchi ken</dc:creator>
    <meta:editing-duration>P19DT11H58M44S</meta:editing-duration>
    <meta:editing-cycles>7685</meta:editing-cycles>
    <meta:document-statistic meta:table-count="1" meta:cell-count="755" meta:object-count="0"/>
  </office:meta>
</office:document-meta>
</file>